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blogs.uoregon.edu/buildhealth <text:s/>: </text:p>
      <text:p text:style-name="P1"><text:tab/>Contains: <text:s/>'equity': 1, 'intersect': 1, 'trans': 2</text:p>
      <text:p text:style-name="P1"/>
      <text:p text:style-name="P1">https://blogs.uoregon.edu/buildhealth/projects-2/ :</text:p>
      <text:p text:style-name="P1"><text:tab/>Contains: ‘diverse’: 1</text:p>
      <text:p text:style-name="P1"/>
      <text:p text:style-name="P1">https://blogs.uoregon.edu/buildhealth/about-2/</text:p>
      <text:p text:style-name="P1"><text:tab/>Contains: ‘intersect’: 1, ‘trans’: 1</text:p>
      <text:p text:style-name="P1"/>
      <text:p text:style-name="P1">https://blogs.uoregon.edu/buildhealth/our-team/</text:p>
      <text:p text:style-name="P1"><text:tab/>Contains: ‘community’: 1, ‘sustainability’: 1</text:p>
      <text:p text:style-name="P1"/>
      <text:p text:style-name="P1">https://buildhealth.uoregon.edu/agbe/ <text:s/>: </text:p>
      <text:p text:style-name="P1"><text:tab/>Contains: 'barrier': 2, 'barriers': 2, 'community': 1, 'equitable': 1</text:p>
      <text:p text:style-name="P1"/>
      <text:p text:style-name="P1">https://buildhealth.uoregon.edu/books/ <text:s/>: </text:p>
      <text:p text:style-name="P1"><text:tab/>Contains: 'trans': 1</text:p>
      <text:p text:style-name="P1"/>
      <text:p text:style-name="P1">https://buildhealth.uoregon.edu/bioaerosol/ <text:s/>: </text:p>
      <text:p text:style-name="P1"><text:tab/>Contains: 'Covid-19': 1</text:p>
      <text:p text:style-name="P1"/>
      <text:p text:style-name="P1">https://buildhealth.uoregon.edu/air-microbes/ <text:s/>: </text:p>
      <text:p text:style-name="P1"><text:tab/>Contains: 'community': 6, 'Covid-19': 2, 'DEI': 1, 'diverse': 1, 'diversity': <text:tab/>3, 'equitable': <text:tab/>1, 'promote': 2,'trans': 1</text:p>
      <text:p text:style-name="P1"/>
      <text:p text:style-name="P1">https://buildhealth.uoregon.edu/light-microbes/ <text:s/>: </text:p>
      <text:p text:style-name="P1"><text:tab/>Contains: 'community': 2, 'intersect': 1, 'orientation': 1</text:p>
      <text:p text:style-name="P1"/>
      <text:p text:style-name="P1">https://buildhealth.uoregon.edu/2023-symposium/ <text:s/>: </text:p>
      <text:p text:style-name="P1"><text:tab/>Contains: 'diverse': 1, 'promote': 1</text:p>
      <text:p text:style-name="P1"/>
      <text:p text:style-name="P1">https://buildhealth.uoregon.edu/venice-biennale/ <text:s/>: </text:p>
      <text:p text:style-name="P1"><text:tab/>Contains: 'community': 1, 'diverse': 2, 'hate': 1, 'trans': 6</text:p>
      <text:p text:style-name="P1"/>
      <text:p text:style-name="P1">https://buildhealth.uoregon.edu/urban-microbiome/ <text:s/>: </text:p>
      <text:p text:style-name="P1"><text:tab/>Contains: 'diversity': 2</text:p>
      <text:p text:style-name="P1"/>
      <text:p text:style-name="P1">https://buildhealth.uoregon.edu/design-tools-temp/ <text:s/>: </text:p>
      <text:p text:style-name="P1"><text:tab/>Contains: 'Black': 1</text:p>
      <text:p text:style-name="P1"/>
      <text:p text:style-name="P1">https://buildhealth.uoregon.edu/materials-microbes/ <text:s/>: </text:p>
      <text:p text:style-name="P1"><text:tab/>Contains: <text:s/>'community': 2, 'diverse': 2, 'diversity': 4, 'mental health': 1, <text:tab/>'trans': 3</text:p>
      <text:p text:style-name="P1"/>
      <text:p text:style-name="P1">https://buildhealth.uoregon.edu/breath-mint-tracer/ <text:s/>: </text:p>
      <text:p text:style-name="P1"><text:tab/>Contains: 'Covid-19': 1, 'trans': 3</text:p>
      <text:p text:style-name="P1"/>
      <text:p text:style-name="P1">https://buildhealth.uoregon.edu/collaborating-labs/ <text:s/>: </text:p>
      <text:p text:style-name="P1"><text:tab/>Contains: 'mental health': 1</text:p>
      <text:p text:style-name="P1"/>
      <text:p text:style-name="P1"><text:soft-page-break/>https://buildhealth.uoregon.edu/rna-dna-sequencing/ <text:s/>: </text:p>
      <text:p text:style-name="P1"><text:tab/>Contains: 'community': 2</text:p>
      <text:p text:style-name="P1"/>
      <text:p text:style-name="P1">https://buildhealth.uoregon.edu/ventilation-toolkit/ <text:s/>: </text:p>
      <text:p text:style-name="P1"><text:tab/>Contains: 'Covid-19': 1, 'trans': 1</text:p>
      <text:p text:style-name="P1"/>
      <text:p text:style-name="P1">https://buildhealth.uoregon.edu/patterns-for-health/ <text:s/>: </text:p>
      <text:p text:style-name="P1"><text:tab/>Contains: 'barrier': 1, 'trans': 1</text:p>
      <text:p text:style-name="P1"/>
      <text:p text:style-name="P1">https://buildhealth.uoregon.edu/acoustics-equipment/ <text:s/>: </text:p>
      <text:p text:style-name="P1"><text:tab/>Contains: <text:s/>'trans': 2</text:p>
      <text:p text:style-name="P1"/>
      <text:p text:style-name="P1">https://buildhealth.uoregon.edu/covid-19-air-testing/ <text:s/>: </text:p>
      <text:p text:style-name="P1"><text:tab/>Contains: <text:s/>'Covid-19': 15, 'diversity': 1, 'trans': 6</text:p>
      <text:p text:style-name="P1"/>
      <text:p text:style-name="P1">https://buildhealth.uoregon.edu/air-quality-microcosms/ <text:s/>: </text:p>
      <text:p text:style-name="P1"><text:tab/>Contains: 'community': 1</text:p>
      <text:p text:style-name="P1"/>
      <text:p text:style-name="P1">https://buildhealth.uoregon.edu/wp-sitemap-posts-post-1.xml <text:s/>: </text:p>
      <text:p text:style-name="P1"><text:tab/>(This is a page containing links to posts on the site. These words are in the titles of <text:tab/>those posts)</text:p>
      <text:p text:style-name="P1"><text:tab/>Contains: <text:s/>'barrier': 1, 'barriers': 1, 'community': 1, 'Covid-19': 12, 'diversity': 1, 'equity': <text:tab/>1, 'sustainability': 1, 'trans': 5</text:p>
      <text:p text:style-name="P1"/>
      <text:p text:style-name="P1">https://buildhealth.uoregon.edu/2022-build-health-symposium/ <text:s/>: </text:p>
      <text:p text:style-name="P1"><text:tab/>Contains: <text:s/>'diverse': 1, 'trans': 1</text:p>
      <text:p text:style-name="P1"/>
      <text:p text:style-name="P1">https://buildhealth.uoregon.edu/carbon-narratives-workshop-5/ <text:s/>: </text:p>
      <text:p text:style-name="P1"><text:tab/>Contains: <text:s/>'environmental quality': 1, 'sustainability': 1</text:p>
      <text:p text:style-name="P1"/>
      <text:p text:style-name="P1">https://buildhealth.uoregon.edu/carbon-narratives-workshop-4/ <text:s/>: </text:p>
      <text:p text:style-name="P1"><text:tab/>Contains: <text:s/>'environmental quality': 1</text:p>
      <text:p text:style-name="P1"/>
      <text:p text:style-name="P1">https://buildhealth.uoregon.edu/carbon-narratives-workshop-3/ <text:s/>: </text:p>
      <text:p text:style-name="P1"><text:tab/>Contains: 'advocate': 1, 'sustainability': 1</text:p>
      <text:p text:style-name="P1"/>
      <text:p text:style-name="P1">https://buildhealth.uoregon.edu/carbon-narratives-workshop-2/ <text:s/>: </text:p>
      <text:p text:style-name="P1"><text:tab/>Contains: 'climate change': 1, 'equity': 2, 'sustainability': 2</text:p>
      <text:p text:style-name="P1"/>
      <text:p text:style-name="P1">https://buildhealth.uoregon.edu/carbon-narratives-workshop-1/ <text:s/>: </text:p>
      <text:p text:style-name="P1"><text:tab/>Contains: 'sustainability': 2</text:p>
      <text:p text:style-name="P1"/>
      <text:p text:style-name="P1">https://buildhealth.uoregon.edu/wood-innovations-mpp-retrofits/ <text:s/>: </text:p>
      <text:p text:style-name="P1"><text:tab/>Contains: <text:s/>'climate change': 1, 'community': 1</text:p>
      <text:p text:style-name="P1"/>
      <text:p text:style-name="P1">https://buildhealth.uoregon.edu/collaborator-esther-hagenlocher/ <text:s/>: </text:p>
      <text:p text:style-name="P1"><text:tab/>Contains: 'intersect': 1</text:p>
      <text:p text:style-name="P1"/>
      <text:p text:style-name="P1">https://buildhealth.uoregon.edu/projects/mass-timber-infiltration/ <text:s/>: </text:p>
      <text:p text:style-name="P1"><text:soft-page-break/><text:tab/>Contains: 'barrier': 1, 'barriers': 1</text:p>
      <text:p text:style-name="P1"/>
      <text:p text:style-name="P1">https://buildhealth.uoregon.edu/world-wood-interactive-exhibition/ <text:s/>: </text:p>
      <text:p text:style-name="P1"><text:tab/>Contains: 'community': 1, 'diverse': 1</text:p>
      <text:p text:style-name="P1"/>
      <text:p text:style-name="P1">https://buildhealth.uoregon.edu/mass-plywood-panel-modular-housing/ <text:s/>: </text:p>
      <text:p text:style-name="P1"><text:tab/>Contains: <text:s/>'accessible': 1, 'climate change': 1</text:p>
      <text:p text:style-name="P1"/>
      <text:p text:style-name="P1">https://buildhealth.uoregon.edu/wp-sitemap-taxonomies-post_tag-1.xml <text:s/>: </text:p>
      <text:p text:style-name="P1"><text:tab/>(This is a list of all <text:span text:style-name="T1">tags</text:span> used for posts)</text:p>
      <text:p text:style-name="P1"><text:tab/>Contains: 'Covid-19': 1, 'trans': 4</text:p>
      <text:p text:style-name="P1"/>
      <text:p text:style-name="P1">https://buildhealth.uoregon.edu/carbon-narratives-for-design-planning/ <text:s/>: </text:p>
      <text:p text:style-name="P1"><text:tab/>Contains: 'advocacy': 1, 'climate change': 1, 'community': 2, 'trans': 1</text:p>
      <text:p text:style-name="P1"/>
      <text:p text:style-name="P1">https://buildhealth.uoregon.edu/2022/03/16/mass-timber-coalition-launch/ <text:s/>: </text:p>
      <text:p text:style-name="P1"><text:tab/>Contains: 'accessible': 1</text:p>
      <text:p text:style-name="P1"/>
      <text:p text:style-name="P1">https://buildhealth.uoregon.edu/carbon-narratives-workshop-registration/ <text:s/>: </text:p>
      <text:p text:style-name="P1"><text:tab/>Contains: 'community': 1</text:p>
      <text:p text:style-name="P1"/>
      <text:p text:style-name="P1">https://buildhealth.uoregon.edu/2022-build-health-symposium-registration/ <text:s/>: </text:p>
      <text:p text:style-name="P1"><text:tab/>Contains: 'diverse': 1</text:p>
      <text:p text:style-name="P1"/>
      <text:p text:style-name="P1">https://buildhealth.uoregon.edu/2023/03/23/the-gardener-microbiome-new-paper/ : </text:p>
      <text:p text:style-name="P1"><text:tab/>Contains: 'community': 1, 'Covid-19': 1, 'diversity': 2, 'trans': 2</text:p>
      <text:p text:style-name="P1"/>
      <text:p text:style-name="P1">https://buildhealth.uoregon.edu/2025/02/28/garden-fresh-foods-the-gut-microbiome/ : </text:p>
      <text:p text:style-name="P1"><text:tab/>Contains: 'diversity': 1, 'trans': 1</text:p>
      <text:p text:style-name="P1"/>
      <text:p text:style-name="P1">https://buildhealth.uoregon.edu/2022/07/18/welcome-to-poppy-new-consortium-member/:</text:p>
      <text:p text:style-name="P1"><text:tab/>Contains: 'community': 1, 'Covid-19': 2, 'trans': 2</text:p>
      <text:p text:style-name="P1"/>
      <text:p text:style-name="P1">https://buildhealth.uoregon.edu/2021/12/06/dormzilla-is-inhumane-ihbe-in-the-news/:</text:p>
      <text:p text:style-name="P1"><text:tab/>Contains: 'advocate': 1, 'advocates': 1, 'diversity': 1</text:p>
      <text:p text:style-name="P1"/>
      <text:p text:style-name="P1">https://buildhealth.uoregon.edu/structural-mass-timber-in-healthcare-environments/:</text:p>
      <text:p text:style-name="P1"><text:tab/>Contains: <text:s/>'community': 1</text:p>
      <text:p text:style-name="P1"/>
      <text:p text:style-name="P1">https://buildhealth.uoregon.edu/2025/02/28/building-integrated-agriculture-study-abroad/ <text:s/>: </text:p>
      <text:p text:style-name="P1"><text:tab/>Contains: <text:s/>'climate change': 1, 'equity': 1, 'mental health': 1</text:p>
      <text:p text:style-name="P1"/>
      <text:p text:style-name="P1">https://buildhealth.uoregon.edu/2024/12/01/mass-timber-missing-middle-housing-prototype-1/ <text:s/>: </text:p>
      <text:p text:style-name="P1"><text:tab/>Contains: 'sustainability': 1</text:p>
      <text:p text:style-name="P1"/>
      <text:p text:style-name="P1">https://buildhealth.uoregon.edu/2022/10/26/congratulations-to-interim-director-mark-fretz/ <text:s/>: </text:p>
      <text:p text:style-name="P1"><text:tab/>Contains: 'promote': 1, 'trans': 3</text:p>
      <text:p text:style-name="P1"/>
      <text:p text:style-name="P1"><text:soft-page-break/>https://buildhealth.uoregon.edu/2023/05/08/ihbe-to-participate-in-the-2023-venice-biennale/ <text:s/>: </text:p>
      <text:p text:style-name="P1"><text:tab/>Contains: <text:s/>'trans': 2</text:p>
      <text:p text:style-name="P1"/>
      <text:p text:style-name="P1">https://buildhealth.uoregon.edu/2022/09/28/growing-food-on-buildings-new-proposal-submitted/ <text:s/>: </text:p>
      <text:p text:style-name="P1"><text:tab/>Contains: 'barrier': 1, 'barriers': 1, 'Covid-19': 1</text:p>
      <text:p text:style-name="P1"/>
      <text:p text:style-name="P1">https://buildhealth.uoregon.edu/2022/10/26/congratulations-to-dean-kevin-van-den-wymelenberg/ <text:s/>: </text:p>
      <text:p text:style-name="P1"><text:tab/>Contains: 'Covid-19': 1, 'trans': 4</text:p>
      <text:p text:style-name="P1"/>
      <text:p text:style-name="P1">https://buildhealth.uoregon.edu/2022/07/12/the-future-of-design-taskshade-at-wanted-design-nyc/ <text:s/>: </text:p>
      <text:p text:style-name="P1"><text:tab/>Contains: 'trans': 1</text:p>
      <text:p text:style-name="P1"/>
      <text:p text:style-name="P1">https://buildhealth.uoregon.edu/2023/10/02/build-health-2023-event-announced-november-3rd-5-8pm/ <text:s/>: </text:p>
      <text:p text:style-name="P1"><text:tab/>Contains: 'diverse': 1, 'intersect': 1, 'trans': 1</text:p>
      <text:p text:style-name="P1"/>
      <text:p text:style-name="P1">https://buildhealth.uoregon.edu/2021/12/17/ihbe-part-of-build-back-better-mass-timber-coalition/ <text:s/>: </text:p>
      <text:p text:style-name="P1"><text:tab/>Contains: 'community': 1</text:p>
      <text:p text:style-name="P1"/>
      <text:p text:style-name="P1">https://buildhealth.uoregon.edu/2022/04/04/in-conversation-talk-on-the-pandemic-built-environment/ <text:s/>: </text:p>
      <text:p text:style-name="P1"><text:tab/>Contains: 'Covid-19': 1, 'trans': 1</text:p>
      <text:p text:style-name="P1"/>
      <text:p text:style-name="P1">https://buildhealth.uoregon.edu/2023/04/05/agriculture-in-the-built-environment-ihbe-awarded-grant/ <text:s/>: </text:p>
      <text:p text:style-name="P1"><text:tab/>Contains: 'barrier': 1, 'barriers': 1, 'community': 1, 'equitable': 1, 'equity': 1</text:p>
      <text:p text:style-name="P1"/>
      <text:p text:style-name="P1">https://buildhealth.uoregon.edu/2025/02/17/center-for-science-communication-research-new-associates/ <text:s/>: </text:p>
      <text:p text:style-name="P1"><text:tab/>Contains: 'accessible': 1, 'diverse': 1, 'intersect': 1, 'trans': 1</text:p>
      <text:p text:style-name="P1"/>
      <text:p text:style-name="P1">https://buildhealth.uoregon.edu/2022/12/07/the-impact-of-school-facilities-on-student-learning-engagement/ <text:s/>: </text:p>
      <text:p text:style-name="P1"><text:tab/>Contains: 'community': 1, 'Covid-19': 1, 'environmental quality': 2</text:p>
      <text:p text:style-name="P1"/>
      <text:p text:style-name="P1">https://buildhealth.uoregon.edu/2022/09/30/new-award-housing-energy-upgrades-through-hacienda-development/ <text:s/>: </text:p>
      <text:p text:style-name="P1"><text:tab/>Contains: 'clean energy': 1</text:p>
      <text:p text:style-name="P1"/>
      <text:p text:style-name="P1">https://buildhealth.uoregon.edu/2025/03/01/siobhan-rockcastle-invited-to-give-keynote-at-dla-annual-conference/ </text:p>
      <text:p text:style-name="P1"><text:tab/>Contains: 'intersect': 1, 'trans': 1</text:p>
      <text:p text:style-name="P1"/>
      <text:p text:style-name="P1">https://buildhealth.uoregon.edu/2025/01/14/new-home-for-esbl-uo-acoustic-research-lab-approved-by-port-of-portland/ <text:s/>: </text:p>
      <text:p text:style-name="P1"><text:soft-page-break/><text:tab/>Contains: 'trans': 4</text:p>
      <text:p text:style-name="P1"/>
      <text:p text:style-name="P1">https://buildhealth.uoregon.edu/2021/07/05/what-material-is-really-healthiest-testing-chemical-microbial-emissions/ <text:s/>: </text:p>
      <text:p text:style-name="P1"><text:tab/>Contains: 'community': 1</text:p>
      <text:p text:style-name="P1"/>
      <text:p text:style-name="P1">https://buildhealth.uoregon.edu/2021/09/03/keep-those-windows-open-new-research-on-aerosol-surveillance-of-covid-19/ <text:s/>: </text:p>
      <text:p text:style-name="P1"><text:tab/>Contains: 'Covid-19': 2</text:p>
      <text:p text:style-name="P1"/>
      <text:p text:style-name="P1">https://buildhealth.uoregon.edu/research-mass-timber-products-species-coatings-and-rh-affect-on-microbial-community/ <text:s/>: </text:p>
      <text:p text:style-name="P1"><text:tab/>Contains: 'community': 1, 'mental health': 1</text:p>
      <text:p text:style-name="P1"/>
      <text:p text:style-name="P1">https://buildhealth.uoregon.edu/2021/11/01/life-saving-lights-how-lighting-control-systems-can-keep-occupants-healthy/ <text:s/>: </text:p>
      <text:p text:style-name="P1"><text:tab/>Contains: 'Covid-19': 1, 'trans': 2</text:p>
      <text:p text:style-name="P1"/>
      <text:p text:style-name="P1">https://buildhealth.uoregon.edu/2024/06/21/growin-on-a-visioning-summit-to-advance-agriculture-in-the-built-environment/ <text:s/>: </text:p>
      <text:p text:style-name="P1"><text:tab/>Contains: <text:s/>'barrier': 1, 'barriers': 1, 'sustainability': 1</text:p>
      <text:p text:style-name="P1"/>
      <text:p text:style-name="P1">https://buildhealth.uoregon.edu/2024/08/28/sofia-gonzales-and-siobhan-rockcastle-receive-an-aia-cote-top-ten-student-award/ <text:s/>: </text:p>
      <text:p text:style-name="P1"><text:tab/>Contains: <text:s/>'accessible': 1</text:p>
      <text:p text:style-name="P1"/>
      <text:p text:style-name="P1">https://buildhealth.uoregon.edu/2022/11/28/new-publication-novel-voc-breath-tracer-method-for-studying-aerosol-transmission/ <text:s/>: </text:p>
      <text:p text:style-name="P1"><text:tab/>Contains: 'Covid-19': 1, 'trans': 4</text:p>
      <text:p text:style-name="P1"/>
      <text:p text:style-name="P1">https://buildhealth.uoregon.edu/2022/03/30/social-distancing-only-goes-so-far-new-paper-on-covid-19-near-far-field-exposure/ <text:s/>: </text:p>
      <text:p text:style-name="P1"><text:tab/>Contains: 'Covid-19': 3, 'race': 5, 'trans': 6</text:p>
      <text:p text:style-name="P1"/>
      <text:p text:style-name="P1">https://buildhealth.uoregon.edu/2023/08/30/microbiomes-of-garden-vs-supermarket-produce-and-effects-on-the-human-gut-microbiome/ <text:s/>: </text:p>
      <text:p text:style-name="P1"><text:tab/>Contains: 'diverse': 1, 'indigenous': 2</text:p>
      <text:p text:style-name="P1"/>
      <text:p text:style-name="P1">https://buildhealth.uoregon.edu/2024/09/26/grow-in-on-international-building-integrated-agriculture-visioning-summit-a-wild-success/ <text:s/>: </text:p>
      <text:p text:style-name="P1"><text:tab/>Contains: 'trans': 1</text:p>
      <text:p text:style-name="P1"/>
      <text:p text:style-name="P1">https://buildhealth.uoregon.edu/2023/01/03/new-paper-temporary-establishment-of-bacteria-from-indoor-plant-leaves-and-soil-on-human-skin/ <text:s/>: </text:p>
      <text:p text:style-name="P1"><text:tab/>Contains: 'diversity': 4</text:p>
      <text:p text:style-name="P1"/>
      <text:p text:style-name="P1">https://buildhealth.uoregon.edu/2022/09/02/a-new-horizon-for-acoustics-affordable-housing-university-of-oregon-awarded-16-million-for-research/ <text:s/>: </text:p>
      <text:p text:style-name="P1"><text:tab/>Contains: 'trans': 1</text:p>
      <text:p text:style-name="P1"><text:soft-page-break/></text:p>
      <text:p text:style-name="P1">https://buildhealth.uoregon.edu/2022/08/08/professor-judith-sheine-represents-uo-design-research-on-housing-climate-and-resilience-to-delegation/ <text:s/>: </text:p>
      <text:p text:style-name="P1"><text:tab/>Contains: 'climate crisis': 1</text:p>
      <text:p text:style-name="P1"/>
      <text:p text:style-name="P1">https://buildhealth.uoregon.edu/2022/11/08/new-paper-toward-integrating-numeric-disease-transmission-risk-in-energy-code-and-ventilation-standards/ <text:s/>: </text:p>
      <text:p text:style-name="P1"><text:tab/>Contains: 'climate change': 1, 'Covid-19': 2, 'pollution': 1, 'trans': 5</text:p>
      <text:p text:style-name="P1"/>
      <text:p text:style-name="P1">https://buildhealth.uoregon.edu/2025/02/28/multi-disciplinary-collaborative-building-integrated-agriculture-design-studio-presented-at-ufss-and-edra/ <text:s/>: </text:p>
      <text:p text:style-name="P1"><text:tab/>Contains: 'equitable': 1, 'promote': 1</text:p>
      <text:p text:style-name="P1"/>
      <text:p text:style-name="P1">https://buildhealth.uoregon.edu/2023/06/05/ihbe-returns-from-opening-the-transpecies-design-exhibit-at-the-venice-biennale-and-is-featured-in-dezeen/ <text:s/>: </text:p>
      <text:p text:style-name="P1"><text:tab/>Contains: 'trans': 3</text:p>
      <text:p text:style-name="P1"/>
      <text:p text:style-name="P1">https://buildhealth.uoregon.edu/2022/08/08/professor-van-den-wymelenberg-to-be-a-panelist-at-august-18th-national-academies-indoor-air-workshop-sign-up-now/ <text:s/>: </text:p>
      <text:p text:style-name="P1"><text:tab/>Contains: 'barrier': 1, 'barriers': 1, 'trans': 1</text:p>
      <text:p text:style-name="P1"/>
      <text:p text:style-name="P1">https://buildhealth.uoregon.edu/2021/10/04/global-building-health-clean-2020-summit-meets-to-assess-covid-19-limitations-discuss-population-health-solutions/ <text:s/>: </text:p>
      <text:p text:style-name="P1"><text:tab/>Contains: 'community': 3, 'Covid-19': 1, 'trans': 1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6:13:58.816785348</dc:date>
    <meta:editing-duration>PT1M1S</meta:editing-duration>
    <meta:editing-cycles>1</meta:editing-cycles>
    <meta:document-statistic meta:table-count="0" meta:image-count="0" meta:object-count="0" meta:page-count="6" meta:paragraph-count="158" meta:word-count="612" meta:character-count="10284" meta:non-whitespace-character-count="9589"/>
    <meta:generator>LibreOffice/24.8.6.1$Linux_X86_64 LibreOffice_project/480$Build-1</meta:generator>
  </office:meta>
</office:document-meta>
</file>